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6500000055EAA7CF79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32cm" style:rel-column-width="8389*"/>
    </style:style>
    <style:style style:name="Tabella1.B" style:family="table-column">
      <style:table-column-properties style:column-width="8.654cm" style:rel-column-width="29847*"/>
    </style:style>
    <style:style style:name="Tabella1.C" style:family="table-column">
      <style:table-column-properties style:column-width="5.53cm" style:rel-column-width="19072*"/>
    </style:style>
    <style:style style:name="Tabella1.D" style:family="table-column">
      <style:table-column-properties style:column-width="2.385cm" style:rel-column-width="8227*"/>
    </style:style>
    <style:style style:name="Tabella1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D1" style:family="table-cell">
      <style:table-cell-properties fo:background-color="#83ca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a1.A3" style:family="table-cell">
      <style:table-cell-properties fo:padding="0.097cm" fo:border-left="0.002cm solid #000000" fo:border-right="none" fo:border-top="0.002cm solid #000000" fo:border-bottom="none"/>
    </style:style>
    <style:style style:name="Tabella1.D3" style:family="table-cell">
      <style:table-cell-properties fo:padding="0.097cm" fo:border-left="none" fo:border-right="0.002cm solid #000000" fo:border-top="0.002cm solid #000000" fo:border-bottom="none"/>
    </style:style>
    <style:style style:name="Tabella1.A4" style:family="table-cell">
      <style:table-cell-properties fo:padding="0.097cm" fo:border-left="0.002cm solid #000000" fo:border-right="0.002cm solid #000000" fo:border-top="none" fo:border-bottom="none"/>
    </style:style>
    <style:style style:name="Tabella1.A6" style:family="table-cell">
      <style:table-cell-properties fo:padding="0.097cm" fo:border-left="0.002cm solid #000000" fo:border-right="none" fo:border-top="none" fo:border-bottom="none"/>
    </style:style>
    <style:style style:name="Tabella1.B6" style:family="table-cell">
      <style:table-cell-properties fo:padding="0.097cm" fo:border="none"/>
    </style:style>
    <style:style style:name="Tabella1.D6" style:family="table-cell">
      <style:table-cell-properties fo:padding="0.097cm" fo:border-left="none" fo:border-right="0.002cm solid #000000" fo:border-top="none" fo:border-bottom="none"/>
    </style:style>
    <style:style style:name="Tabella1.10" style:family="table-row">
      <style:table-row-properties style:row-height="0.101cm"/>
    </style:style>
    <style:style style:name="Tabella1.A10" style:family="table-cell">
      <style:table-cell-properties fo:padding="0.097cm" fo:border-left="0.002cm solid #000000" fo:border-right="none" fo:border-top="none" fo:border-bottom="0.002cm solid #000000"/>
    </style:style>
    <style:style style:name="Tabella1.B10" style:family="table-cell">
      <style:table-cell-properties fo:padding="0.097cm" fo:border-left="none" fo:border-right="none" fo:border-top="none" fo:border-bottom="0.002cm solid #000000"/>
    </style:style>
    <style:style style:name="Tabella1.D10" style:family="table-cell">
      <style:table-cell-properties fo:padding="0.097cm" fo:border-left="none" fo:border-right="0.002cm solid #000000" fo:border-top="none" fo:border-bottom="0.002cm solid #000000"/>
    </style:style>
    <style:style style:name="Tabella1.A1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end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1" style:family="paragraph" style:parent-style-name="Header">
      <style:text-properties fo:font-size="9pt" style:font-size-asian="9pt" style:font-size-complex="9pt"/>
    </style:style>
    <style:style style:name="P12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margin-top="0.011cm" fo:margin-bottom="0.011cm" fo:line-height="150%" fo:text-align="start" style:justify-single-word="false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ffffff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color="#0084d1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'it_IT')&gt;</text:placeholder></text:p>
      <text:p text:style-name="P19"/>
      <text:p text:style-name="P7"><text:span text:style-name="T4">Il sottoscritto </text:span><text:span text:style-name="T4"><text:placeholder text:placeholder-type="text">&lt;(objects[0].user_id.name)&gt;</text:placeholder></text:span><text:span text:style-name="T4">,</text:span></text:p>
      <text:p text:style-name="P18"/>
      <text:p text:style-name="P8">presenta la Nota delle Spese sostenute fuori dalla sede naturale in cui si è tenuti a svolgere le proprie funzioni nell'espletamento del mandato nel corso del periodo ….............</text:p>
      <text:p text:style-name="P1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0">DATA</text:p>
            </table:table-cell>
            <table:table-cell table:style-name="Tabella1.A1" office:value-type="string">
              <text:p text:style-name="P20">CLIENTE</text:p>
            </table:table-cell>
            <table:table-cell table:style-name="Tabella1.A1" office:value-type="string">
              <text:p text:style-name="P20">LOCALITA'</text:p>
            </table:table-cell>
            <table:table-cell table:style-name="Tabella1.D1" office:value-type="string">
              <text:p text:style-name="P20">TOTALE KM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17"><text:text-input text:description="&lt;for each=&quot;o in objects&quot;&gt;">starts for loop item obje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4"><text:placeholder text:placeholder-type="text">&lt;formatLang(o.date, date=True)&gt;</text:placeholder></text:p>
          </table:table-cell>
          <table:covered-table-cell/>
          <table:covered-table-cell/>
          <table:table-cell table:style-name="Tabella1.D3" office:value-type="string">
            <text:p text:style-name="P15"><text:placeholder text:placeholder-type="text">&lt;(o.total_trip_company)&gt;</text:placeholder></text:p>
          </table:table-cell>
        </table:table-row>
        <table:table-row>
          <table:table-cell table:style-name="Tabella1.A4" table:number-columns-spanned="4" office:value-type="string">
            <text:p text:style-name="P13"><text:text-input text:description="&lt;for each=&quot;intervent in o.intervent_ids&quot;&gt;">starts for loop item obje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4"><text:placeholder text:placeholder-type="text">&lt;if test="intervent.mode=='customer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16"/>
          </table:table-cell>
          <table:table-cell table:style-name="Tabella1.B6" office:value-type="string">
            <text:p text:style-name="P14"><text:placeholder text:placeholder-type="text">&lt;(intervent.intervent_partner_id.name)&gt;</text:placeholder></text:p>
          </table:table-cell>
          <table:table-cell table:style-name="Tabella1.B6" office:value-type="string">
            <text:p text:style-name="P14"><text:placeholder text:placeholder-type="text">&lt;(intervent.intervent_partner_id.city)&gt;</text:placeholder> <text:placeholder text:placeholder-type="text">&lt;(intervent.intervent_partner_id.zip)&gt;</text:placeholder></text:p>
          </table:table-cell>
          <table:table-cell table:style-name="Tabella1.D6" office:value-type="string">
            <text:p text:style-name="P16"/>
          </table:table-cell>
        </table:table-row>
        <table:table-row>
          <table:table-cell table:style-name="Tabella1.A4" table:number-columns-spanned="4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3"><text:text-input text:description="&lt;/for&gt;">end for loop item obje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11"/>
          </table:table-cell>
          <table:table-cell table:style-name="Tabella1.B6" office:value-type="string">
            <text:p text:style-name="P13"/>
          </table:table-cell>
          <table:table-cell table:style-name="Tabella1.B6" office:value-type="string">
            <text:p text:style-name="P13"/>
          </table:table-cell>
          <table:table-cell table:style-name="Tabella1.D6" office:value-type="string">
            <text:p text:style-name="P13"/>
          </table:table-cell>
        </table:table-row>
        <table:table-row table:style-name="Tabella1.10">
          <table:table-cell table:style-name="Tabella1.A10" office:value-type="string">
            <text:p text:style-name="P11"/>
          </table:table-cell>
          <table:table-cell table:style-name="Tabella1.B10" office:value-type="string">
            <text:p text:style-name="P13"/>
          </table:table-cell>
          <table:table-cell table:style-name="Tabella1.B10" office:value-type="string">
            <text:p text:style-name="P13"/>
          </table:table-cell>
          <table:table-cell table:style-name="Tabella1.D10" office:value-type="string">
            <text:p text:style-name="P13"/>
          </table:table-cell>
        </table:table-row>
        <table:table-row>
          <table:table-cell table:style-name="Tabella1.A11" table:number-columns-spanned="4" office:value-type="string">
            <text:p text:style-name="P13"><text:text-input text:description="&lt;/for&gt;">end for loop item objects</text:text-input>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  <text:p text:style-name="P8">Base di calcolo per rimborso Forfetario spese </text:p>
      <text:p text:style-name="P8"/>
      <text:p text:style-name="P8">Chilometri totale effettuati al di fuori del comune di lavoro: </text:p>
      <text:p text:style-name="P8"/>
      <text:p text:style-name="P8">Spese di vitto e alloggio non doc.: Trasferta in Italia </text:p>
      <text:p text:style-name="P8"/>
      <text:p text:style-name="P8">Totale da rimborsare per chilometri: </text:p>
      <text:p text:style-name="P8"/>
      <text:p text:style-name="P8">Totale da rimborsare per trasferte: </text:p>
      <text:p text:style-name="P8"/>
      <text:p text:style-name="P12"/>
      <text:p text:style-name="P8"/>
      <text:p text:style-name="P8">Data </text:p>
      <text:p text:style-name="P9"/>
      <text:p text:style-name="P9">Firma _____________________________<text:span text:style-name="T5">__</text:span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11pt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/>
    </style:style>
    <style:style style:name="MT2" style:family="text">
      <style:text-properties style:font-name="Ubuntu Light" fo:font-size="7pt" style:font-size-asian="7pt" style:font-size-complex="7pt"/>
    </style:style>
    <style:style style:name="MT3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0"><draw:image xlink:href="Pictures/100002010000016500000055EAA7CF79.png" xlink:type="simple" xlink:show="embed" xlink:actuate="onLoad"/></draw:frame></draw:a><text:tab/> <text:s text:c="16"/></text:p>
        <text:p text:style-name="MP2"><text:span text:style-name="MT1">REPORT </text:span><text:span text:style-name="MT1">RIEPILOGO</text:span><text:span text:style-name="MT1"> VIAGGI</text:span></text:p>
        <text:p text:style-name="MP3">Pag. <text:page-number text:select-page="current">1</text:page-number> di <text:page-count>1</text:page-count></text:p>
      </style:header>
      <style:footer>
        <text:p text:style-name="MP4"><text:span text:style-name="MT2">micronaet s.r.l. <text:s text:c="4"/></text:span><text:span text:style-name="MT3">sede legale:<text:tab/> corso magenta, 43/d - 25121 brescia (bs) <text:s text:c="6"/>domicilio fiscale ed operativo: via IV novembre, 264 - 25010 borgosatollo (bs)</text:span></text:p>
        <text:p text:style-name="MP5"><text:span text:style-name="MT3">codice fiscale e partita IVA: <text:s/>IT02218130983 <text:s text:c="12"/>internet: </text:span><text:a xlink:type="simple" xlink:href="http://www.micronaet.it/"><text:span text:style-name="MT3">http://www.micronaet.it </text:span></text:a><text:span text:style-name="MT3"><text:s text:c="16"/>e-mail: </text:span><text:a xlink:type="simple" xlink:href="mailto:info@micronaet.it"><text:span text:style-name="MT3">info@micronaet.it</text:span></text:a><text:span text:style-name="MT3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07-09T12:47:34</dc:date>
    <meta:editing-duration>P5DT9H7M11S</meta:editing-duration>
    <meta:editing-cycles>447</meta:editing-cycles>
    <meta:generator>LibreOffice/3.3$Unix LibreOffice_project/330m19$Build-401</meta:generator>
    <dc:creator>Nicola Riolini</dc:creator>
    <meta:document-statistic meta:table-count="1" meta:image-count="1" meta:object-count="0" meta:page-count="1" meta:paragraph-count="29" meta:word-count="146" meta:character-count="1222"/>
    <meta:user-defined meta:name="Info 1"/>
    <meta:user-defined meta:name="Info 2"/>
    <meta:user-defined meta:name="Info 3"/>
    <meta:user-defined meta:name="Info 4"/>
  </office:meta>
</office:document-meta>
</file>